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928c" officeooo:paragraph-rsid="0017928c"/>
    </style:style>
    <style:style style:name="P2" style:family="paragraph" style:parent-style-name="Standard">
      <style:paragraph-properties fo:text-align="start" style:justify-single-word="false"/>
      <style:text-properties officeooo:rsid="0017928c" officeooo:paragraph-rsid="0017928c"/>
    </style:style>
    <style:style style:name="T1" style:family="text">
      <style:text-properties officeooo:rsid="00192f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Eight (Modified Part of <text:span text:style-name="T1">Method)</text:span></text:p>
      <text:p text:style-name="P1"/>
      <text:p text:style-name="P2"/>
      <text:p text:style-name="P2"/>
      <text:p text:style-name="P2"/>
      <text:p text:style-name="P2">MODIFIERS</text:p>
      <text:p text:style-name="P2">How to use modifier ?</text:p>
      <text:p text:style-name="P2"/>
      <text:p text:style-name="P2">@click.alt='myName'</text:p>
      <text:p text:style-name="P2"/>
      <text:p text:style-name="P2">first step:</text:p>
      <text:p text:style-name="P2"/>
      <text:p text:style-name="P2">@click = holo events .</text:p>
      <text:p text:style-name="P2">alt = holo modified part . </text:p>
      <text:p text:style-name="P2"><text:s/>alt, shift, ctrl mostly use.</text:p>
      <text:p text:style-name="P2"><text:s/></text:p>
      <text:p text:style-name="P2"><text:s/>myName = method name .</text:p>
      <text:p text:style-name="P2"><text:s/></text:p>
      <text:p text:style-name="P2"><text:s/>*************************************************************************</text:p>
      <text:p text:style-name="P2"/>
      <text:p text:style-name="P2"/>
      <text:p text:style-name="P2">First Step:</text:p>
      <text:p text:style-name="P2"/>
      <text:p text:style-name="P2"><text:s text:c="4"/>&lt;div id="app"&gt;</text:p>
      <text:p text:style-name="P2"><text:s text:c="8"/>&lt;button @click.alt='modifier'&gt;Click Here&lt;/button&gt;</text:p>
      <text:p text:style-name="P2"><text:s text:c="4"/>&lt;/div&gt;</text:p>
      <text:p text:style-name="P2"><text:s text:c="4"/></text:p>
      <text:p text:style-name="P2"><text:s text:c="4"/></text:p>
      <text:p text:style-name="P2"><text:s text:c="4"/>1. @click.alt='modifier' , Modified Part .</text:p>
      <text:p text:style-name="P2"><text:s text:c="4"/></text:p>
      <text:p text:style-name="P2"><text:s text:c="4"/></text:p>
      <text:p text:style-name="P2">Second Step:</text:p>
      <text:p text:style-name="P2"/>
      <text:p text:style-name="P2"><text:s text:c="4"/>&lt;script&gt;</text:p>
      <text:p text:style-name="P2"><text:s text:c="8"/>var Nmodifier = new Vue ({</text:p>
      <text:p text:style-name="P2"><text:s text:c="12"/>el:'#app',</text:p>
      <text:p text:style-name="P2"><text:s text:c="12"/>data:{</text:p>
      <text:p text:style-name="P2"><text:s text:c="16"/>name:'nazmul'</text:p>
      <text:p text:style-name="P2"><text:s text:c="12"/>},</text:p>
      <text:p text:style-name="P2"><text:s text:c="12"/>methods:{</text:p>
      <text:p text:style-name="P2"><text:s text:c="16"/>modifier(){</text:p>
      <text:p text:style-name="P2"><text:s text:c="20"/>console.log('Nazmul')</text:p>
      <text:p text:style-name="P2"><text:s text:c="16"/>}</text:p>
      <text:p text:style-name="P2"><text:s text:c="12"/>}</text:p>
      <text:p text:style-name="P2"><text:s text:c="8"/>})</text:p>
      <text:p text:style-name="P2"><text:s text:c="4"/>&lt;/script&gt;</text:p>
      <text:p text:style-name="P2"><text:s text:c="4"/></text:p>
      <text:p text:style-name="P2"><text:s text:c="4"/></text:p>
      <text:p text:style-name="P2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8T01:44:23.800959748</meta:creation-date>
    <dc:date>2020-04-18T02:16:20.715509655</dc:date>
    <meta:editing-duration>PT1M4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8" meta:word-count="71" meta:character-count="727" meta:non-whitespace-character-count="479"/>
  </office:meta>
</office:document-meta>
</file>